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5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NF 6428 - process. 09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440" calcext:value-type="float">
            <text:p>44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1.987,08</text:p>
            <text:p>09/2025 – 440,00</text:p>
            <text:p>09/2025 – 500,00</text:p>
            <text:p>10/2025 – 440,00</text:p>
            <text:p>10/2025 – 607,08</text:p>
          </table:table-cell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NF 13300 - mens. 09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500" calcext:value-type="float">
            <text:p>50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3]-[.F3]" office:value-type="float" office:value="0" calcext:value-type="float">
            <text:p>-</text:p>
          </table:table-cell>
          <table:covered-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NF 6437 - process. 10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440" calcext:value-type="float">
            <text:p>44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4]-[.F4]" office:value-type="float" office:value="0" calcext:value-type="float">
            <text:p>-</text:p>
          </table:table-cell>
          <table:covered-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NF 13314 - mens. 10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607.08" calcext:value-type="float">
            <text:p>607,08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2" table:formula="of:=[.C5]-[.F5]" office:value-type="float" office:value="-107.08" calcext:value-type="float">
            <text:p>(107,08)</text:p>
          </table:table-cell>
          <table:covered-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NF 6446 - process. 11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332.92" calcext:value-type="float">
            <text:p>332,92</text:p>
          </table:table-cell>
          <table:table-cell table:style-name="ce2" office:value-type="date" office:date-value="2025-12-19" calcext:value-type="date">
            <text:p>19/12/2025</text:p>
          </table:table-cell>
          <table:table-cell table:style-name="ce22" table:formula="of:=[.C6]-[.F6]" office:value-type="float" office:value="107.08" calcext:value-type="float">
            <text:p>107,08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1-30" calcext:value-type="date">
            <text:p>30/11/2025</text:p>
          </table:table-cell>
          <table:table-cell table:style-name="ce6" office:value-type="string" calcext:value-type="string">
            <text:p>NF 13328 - mens. 11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2" office:value-type="float" office:value="500" calcext:value-type="float">
            <text:p>500,00</text:p>
          </table:table-cell>
          <table:table-cell table:style-name="ce2" office:value-type="date" office:date-value="2025-12-19" calcext:value-type="date">
            <text:p>19/1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Alteração atividade e endereço</text:p>
          </table:table-cell>
          <table:table-cell table:style-name="ce12" office:value-type="float" office:value="1000" calcext:value-type="float">
            <text:p>1.00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1000" calcext:value-type="float">
            <text:p>1.00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NF 6455 - process. 12/2025</text:p>
          </table:table-cell>
          <table:table-cell table:style-name="ce12" office:value-type="float" office:value="440" calcext:value-type="float">
            <text:p>44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440" calcext:value-type="float">
            <text:p>44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 table:style-name="ce2" office:value-type="date" office:date-value="2025-12-31" calcext:value-type="date">
            <text:p>31/12/2025</text:p>
          </table:table-cell>
          <table:table-cell table:style-name="ce6" office:value-type="string" calcext:value-type="string">
            <text:p>NF 13342 - mens. 12/2025</text:p>
          </table:table-cell>
          <table:table-cell table:style-name="ce12" office:value-type="float" office:value="500" calcext:value-type="float">
            <text:p>50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500" calcext:value-type="float">
            <text:p>500,00</text:p>
          </table:table-cell>
          <table:table-cell table:style-name="ce23"/>
          <table:table-cell table:style-name="ce26" table:number-columns-repeated="55"/>
        </table:table-row>
        <table:table-row table:style-name="ro2">
          <table:table-cell/>
          <table:table-cell table:style-name="ce7" table:number-columns-repeated="5"/>
          <table:table-cell table:style-name="ce20" office:value-type="string" calcext:value-type="string">
            <text:p>TOTAL</text:p>
          </table:table-cell>
          <table:table-cell table:style-name="ce66" table:formula="of:=SUM([.H2:.H10])" office:value-type="float" office:value="1940" calcext:value-type="float">
            <text:p>1.940,00</text:p>
          </table:table-cell>
          <table:table-cell table:style-name="ce24"/>
          <table:table-cell table:style-name="ce83" table:number-columns-repeated="55"/>
        </table:table-row>
        <table:table-row table:style-name="ro3"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2">
          <table:table-cell table:style-name="ce3"/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4">
          <table:table-cell table:style-name="ce3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31969">
          <table:table-cell table:style-name="ce4"/>
          <table:table-cell table:style-name="ce10"/>
          <table:table-cell table:style-name="ce13" table:number-columns-repeated="2"/>
          <table:table-cell table:style-name="ce19"/>
          <table:table-cell table:style-name="ce13"/>
          <table:table-cell table:style-name="ce4"/>
          <table:table-cell table:style-name="ce13"/>
          <table:table-cell table:style-name="ce19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4:26:24.203252337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26:24.2058682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71" meta:object-count="0"/>
    <meta:user-defined meta:name="Info 0"/>
    <meta:user-defined meta:name="Info 1"/>
    <meta:user-defined meta:name="Info 2"/>
    <meta:user-defined meta:name="Info 3"/>
  </office:meta>
</office:document-meta>
</file>